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6" manifest:media-type="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4" manifest:media-type=""/>
  <manifest:file-entry manifest:full-path="ObjectReplacements/Object 66" manifest:media-type="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50" manifest:media-type=""/>
  <manifest:file-entry manifest:full-path="ObjectReplacements/Object 46" manifest:media-type="application/x-openoffice-gdimetafile;windows_formatname=&quot;GDIMetaFile&quot;"/>
  <manifest:file-entry manifest:full-path="ObjectReplacements/Object 52" manifest:media-type=""/>
  <manifest:file-entry manifest:full-path="ObjectReplacements/Object 48" manifest:media-type=""/>
  <manifest:file-entry manifest:full-path="ObjectReplacements/Object 14" manifest:media-type="application/x-openoffice-gdimetafile;windows_formatname=&quot;GDIMetaFile&quot;"/>
  <manifest:file-entry manifest:full-path="ObjectReplacements/Object 56" manifest:media-type=""/>
  <manifest:file-entry manifest:full-path="ObjectReplacements/Object 22" manifest:media-type=""/>
  <manifest:file-entry manifest:full-path="ObjectReplacements/Object 58" manifest:media-type=""/>
  <manifest:file-entry manifest:full-path="ObjectReplacements/Object 2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" manifest:media-type=""/>
  <manifest:file-entry manifest:full-path="ObjectReplacements/Object 64" manifest:media-type=""/>
  <manifest:file-entry manifest:full-path="ObjectReplacements/Object 4" manifest:media-type="application/x-openoffice-gdimetafile;windows_formatname=&quot;GDIMetaFile&quot;"/>
  <manifest:file-entry manifest:full-path="ObjectReplacements/Object 62" manifest:media-type="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0" manifest:media-type="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Cambria Math" fo:font-size="12pt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00df974" style:font-size-asian="12pt" style:font-size-complex="12pt"/>
    </style:style>
    <style:style style:name="P5" style:family="paragraph" style:parent-style-name="Standard">
      <style:text-properties officeooo:paragraph-rsid="000df974"/>
    </style:style>
    <style:style style:name="P6" style:family="paragraph" style:parent-style-name="Standard">
      <style:text-properties officeooo:paragraph-rsid="000fc578"/>
    </style:style>
    <style:style style:name="P7" style:family="paragraph" style:parent-style-name="Standard">
      <style:text-properties officeooo:paragraph-rsid="00108ec7"/>
    </style:style>
    <style:style style:name="P8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0" style:family="paragraph" style:parent-style-name="Standard">
      <style:text-properties officeooo:paragraph-rsid="001442d6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1442d6" style:font-size-asian="14pt" style:font-size-complex="14pt"/>
    </style:style>
    <style:style style:name="P12" style:family="paragraph" style:parent-style-name="Standard">
      <style:text-properties style:font-name="Liberation Sans1" officeooo:paragraph-rsid="001442d6"/>
    </style:style>
    <style:style style:name="P13" style:family="paragraph" style:parent-style-name="Subtitle">
      <style:text-properties officeooo:paragraph-rsid="000df974"/>
    </style:style>
    <style:style style:name="T1" style:family="text">
      <style:text-properties fo:font-size="14pt" style:font-size-asian="14pt" style:font-size-complex="12pt"/>
    </style:style>
    <style:style style:name="T2" style:family="text">
      <style:text-properties fo:font-size="14pt" officeooo:rsid="000fc578" style:font-size-asian="14pt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10459" style:font-size-asian="12pt" style:font-size-complex="12pt"/>
    </style:style>
    <style:style style:name="T6" style:family="text">
      <style:text-properties fo:font-size="12pt" officeooo:rsid="002888ad" style:font-size-asian="12pt" style:font-size-complex="12pt"/>
    </style:style>
    <style:style style:name="T7" style:family="text">
      <style:text-properties fo:font-size="12pt" officeooo:rsid="001e8dbc" style:font-size-asian="12pt" style:font-size-complex="12pt"/>
    </style:style>
    <style:style style:name="T8" style:family="text">
      <style:text-properties fo:font-size="12pt" officeooo:rsid="0029c129" style:font-size-asian="12pt" style:font-size-complex="12pt"/>
    </style:style>
    <style:style style:name="T9" style:family="text">
      <style:text-properties fo:font-size="12pt" officeooo:rsid="002b4444" style:font-size-asian="12pt" style:font-size-complex="12pt"/>
    </style:style>
    <style:style style:name="T10" style:family="text">
      <style:text-properties fo:font-size="12pt" officeooo:rsid="000fb397" style:font-size-asian="12pt" style:font-size-complex="12pt"/>
    </style:style>
    <style:style style:name="T11" style:family="text">
      <style:text-properties fo:font-size="12pt" officeooo:rsid="001442d6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style:text-position="super 58%" fo:font-size="14pt" style:font-size-asian="14pt" style:font-size-complex="12pt"/>
    </style:style>
    <style:style style:name="T14" style:family="text">
      <style:text-properties style:text-position="super 58%" fo:font-size="12pt" style:font-size-asian="12pt"/>
    </style:style>
    <style:style style:name="T15" style:family="text">
      <style:text-properties style:text-position="super 58%" style:font-name="Cambria Math" fo:font-size="12pt" style:font-size-asian="12pt" style:font-size-complex="12pt"/>
    </style:style>
    <style:style style:name="T16" style:family="text">
      <style:text-properties style:text-position="super 58%" style:font-name="Liberation Sans1" fo:font-size="14pt" style:font-size-asian="14pt" style:font-size-complex="12pt"/>
    </style:style>
    <style:style style:name="T17" style:family="text">
      <style:text-properties style:text-position="sub 58%" fo:font-size="14pt" style:font-size-asian="14pt" style:font-size-complex="12pt"/>
    </style:style>
    <style:style style:name="T18" style:family="text">
      <style:text-properties style:text-position="sub 58%" fo:font-size="12pt" style:font-size-asian="12pt"/>
    </style:style>
    <style:style style:name="T19" style:family="text">
      <style:text-properties style:text-position="sub 58%" fo:font-size="12pt" style:font-size-asian="12pt" style:font-size-complex="12pt"/>
    </style:style>
    <style:style style:name="T20" style:family="text">
      <style:text-properties style:text-position="sub 58%" fo:font-size="12pt" officeooo:rsid="001280bc" style:font-size-asian="12pt" style:font-size-complex="12pt"/>
    </style:style>
    <style:style style:name="T21" style:family="text">
      <style:text-properties style:font-name="Cambria Math" fo:font-size="12pt" style:font-size-asian="12pt" style:font-size-complex="12pt"/>
    </style:style>
    <style:style style:name="T22" style:family="text">
      <style:text-properties style:font-name="Cambria Math" fo:font-size="12pt" officeooo:rsid="00108ec7" style:font-size-asian="12pt" style:font-size-complex="12pt"/>
    </style:style>
    <style:style style:name="T23" style:family="text">
      <style:text-properties style:font-name="Cambria Math" fo:font-size="12pt" officeooo:rsid="00162419" style:font-size-asian="12pt" style:font-size-complex="12pt"/>
    </style:style>
    <style:style style:name="T24" style:family="text">
      <style:text-properties style:font-name="Liberation Sans1" fo:font-size="12pt" style:font-size-asian="12pt" style:font-size-complex="12pt"/>
    </style:style>
    <style:style style:name="T25" style:family="text">
      <style:text-properties style:font-name="Liberation Sans1" fo:font-size="12pt" officeooo:rsid="0029c129" style:font-size-asian="12pt" style:font-size-complex="12pt"/>
    </style:style>
    <style:style style:name="T26" style:family="text">
      <style:text-properties style:font-name="Liberation Sans1" fo:font-size="12pt" officeooo:rsid="001cd3b7" style:font-size-asian="12pt" style:font-size-complex="12pt"/>
    </style:style>
    <style:style style:name="T27" style:family="text">
      <style:text-properties style:font-name="Liberation Sans1" fo:font-size="12pt" officeooo:rsid="001e8dbc" style:font-size-asian="12pt" style:font-size-complex="12pt"/>
    </style:style>
    <style:style style:name="T28" style:family="text">
      <style:text-properties style:font-name="Liberation Sans1" fo:font-size="12pt" officeooo:rsid="000fb397" style:font-size-asian="12pt" style:font-size-complex="12pt"/>
    </style:style>
    <style:style style:name="T29" style:family="text">
      <style:text-properties style:font-name="Liberation Sans1" fo:font-size="12pt" officeooo:rsid="001442d6" style:font-size-asian="12pt" style:font-size-complex="12pt"/>
    </style:style>
    <style:style style:name="T30" style:family="text">
      <style:text-properties style:font-name="Liberation Sans1" fo:font-size="12pt" fo:font-weight="bold" style:font-size-asian="12pt" style:font-weight-asian="bold" style:font-size-complex="12pt"/>
    </style:style>
    <style:style style:name="T31" style:family="text">
      <style:text-properties style:font-name="Liberation Sans1" fo:font-size="14pt" style:font-size-asian="14pt" style:font-size-complex="12pt"/>
    </style:style>
    <style:style style:name="T32" style:family="text">
      <style:text-properties officeooo:rsid="000ff3ff"/>
    </style:style>
    <style:style style:name="T33" style:family="text">
      <style:text-properties officeooo:rsid="001442d6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oBack"/>Design Surface</text:p>
      <text:p text:style-name="P11"><text:span text:style-name="T33">Gary Herron &amp; </text:span>Frank Little</text:p>
      <text:p text:style-name="P13"><text:span text:style-name="T4">Locally, a surface </text:span><text:span text:style-name="T12">is</text:span><text:span text:style-name="T4"> a 2</text:span><text:span text:style-name="T5">D</text:span><text:span text:style-name="T4"> subset of 3D. <text:s/></text:span><text:span text:style-name="T12">Is</text:span><text:span text:style-name="T4"> means there is a 1 to 1 correspondence (homeomorphism) between </text:span><text:span text:style-name="T5">each</text:span><text:span text:style-name="T4"> point of the surface and a point in 2D. <text:s/></text:span><text:span text:style-name="T6">Often, the surface is locally functional with respect to a plane, </text:span><text:span text:style-name="T10">which constructs</text:span><text:span text:style-name="T6"> the homeomorphism implicitly. <text:s/>T</text:span><text:span text:style-name="T4">he smoothness of the surface is the differentiability of this implicit function. <text:s/>Implicitly </text:span><text:span text:style-name="T1">C</text:span><text:span text:style-name="T13">n</text:span><text:span text:style-name="T1"> </text:span><text:span text:style-name="T4">is <text:s/></text:span><text:span text:style-name="T1">G</text:span><text:span text:style-name="T13">n</text:span><text:span text:style-name="T1">. <text:s/></text:span><text:span text:style-name="T4">An implicitly </text:span><text:span text:style-name="T1">C</text:span><text:span text:style-name="T13">1</text:span><text:span text:style-name="T4"> or </text:span><text:span text:style-name="T1">G</text:span><text:span text:style-name="T13">1 </text:span><text:span text:style-name="T4">surface is “smooth” and </text:span><text:span text:style-name="T1"><text:s/></text:span><text:span text:style-name="T4">is characterized by a continuous unit normal. </text:span></text:p>
      <text:p text:style-name="P5"><text:span text:style-name="T24">Every derivative of a smooth curve in a surface is in the surface. <text:s/>This </text:span><text:span text:style-name="T30">transfinite</text:span><text:span text:style-name="T24"> property participates in the smoothness of the surface. <text:s/></text:span><text:span text:style-name="T25">When</text:span><text:span text:style-name="T26"> a smooth curve separat</text:span><text:span text:style-name="T25">es</text:span><text:span text:style-name="T26"> two surface patches which join </text:span><text:span text:style-name="T31">G</text:span><text:span text:style-name="T16">1</text:span><text:span text:style-name="T24">, the surface normal is the cross product of the curve tangent and an independent surface tangent. </text:span><text:span text:style-name="T29">F</text:span><text:span text:style-name="T24">actor</text:span><text:span text:style-name="T29">ing</text:span><text:span text:style-name="T28"> </text:span><text:span text:style-name="T27">smoothness: “T</text:span><text:span text:style-name="T24">wo surface patches, that share </text:span><text:span text:style-name="T27">a</text:span><text:span text:style-name="T24"> curve and </text:span><text:span text:style-name="T27">its</text:span><text:span text:style-name="T26"> </text:span><text:span text:style-name="T24">perpendicular </text:span><text:span text:style-name="T25">tangent </text:span><text:span text:style-name="T27">direction</text:span><text:span text:style-name="T24">, join smoothly.”</text:span></text:p>
      <text:p text:style-name="P12"><text:span text:style-name="T4">The cubic triangulation provides an effective tool for surface design. <text:s/></text:span><text:span text:style-name="T7">Vertices</text:span><text:span text:style-name="T4"> are connected by cubic segments that have no other intersections or terminations. <text:s/>A triangle is a 3 cycle of segments. <text:s/></text:span><text:span text:style-name="T11">I</text:span><text:span text:style-name="T4">nterpolation </text:span><text:span text:style-name="T11">of</text:span><text:span text:style-name="T4"> the perpendicular </text:span><text:span text:style-name="T7">direction</text:span><text:span text:style-name="T4"> </text:span><text:span text:style-name="T11">between vertex values allows</text:span><text:span text:style-name="T4"> a triangular interpolant to </text:span><text:span text:style-name="T8">surface</text:span><text:span text:style-name="T4"> the cubic triangulation. <text:s/></text:span><text:span text:style-name="T9">Where</text:span><text:span text:style-name="T4"> two triangles share an edge and the vertex normals are perpendicular to curve tangents, this surface is smooth. <text:s/></text:span><text:span text:style-name="T11">Bezier provides a convient design handle on the cubic <text:s/>triangulation. This is augmented by BARBS, tangent vectors drawn across the midpoint of cubics, in the case quadratic interpolation is used. <text:s/>Linear <text:s/>interpolation is matched when the midpoint value is taken as the average of the endpoint values.</text:span><text:span text:style-name="T4"> </text:span></text:p>
      <text:p text:style-name="P4"/>
      <text:p text:style-name="P1"/>
      <text:p text:style-name="P2"><text:span text:style-name="T4">Herron’s 15 dof triangle: <text:s/></text:span><text:span text:style-name="T1">H</text:span><text:span text:style-name="T17">15=</text:span><text:span text:style-name="T1">C</text:span><text:span text:style-name="T17">9</text:span><text:span text:style-name="T1">+H</text:span><text:span text:style-name="T17">6</text:span><text:span text:style-name="T1">(I-</text:span><text:span text:style-name="T1"><draw:frame draw:style-name="fr1" draw:name="1" text:anchor-type="as-char" svg:width="0.2043in" svg:height="0.21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) </text:span><text:span text:style-name="T4"><text:s/>over a triangle </text:span><text:span text:style-name="T4"><draw:frame draw:style-name="fr2" draw:name="2" text:anchor-type="as-char" svg:y="-0.2807in" svg:width="1.0071in" svg:height="0.4484in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Standard"><text:span text:style-name="T4">C</text:span><text:span text:style-name="T19">9</text:span><text:span text:style-name="T4"> = </text:span><text:span text:style-name="T4"><draw:frame draw:style-name="fr1" draw:name="3" text:anchor-type="as-char" svg:width="2.2673in" svg:height="0.4516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4"><text:s text:c="17"/></text:span><text:span text:style-name="T4"><draw:frame draw:style-name="fr1" draw:name="4" text:anchor-type="as-char" svg:width="0.6638in" svg:height="0.211in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21">∙</text:span><text:span text:style-name="T21"><draw:frame draw:style-name="fr1" draw:name="5" text:anchor-type="as-char" svg:width="0.6283in" svg:height="0.2362in" draw:z-index="17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Standard"><text:span text:style-name="T4">H</text:span><text:span text:style-name="T19">6 </text:span><text:span text:style-name="T20">=</text:span><text:span text:style-name="T4"> </text:span><text:span text:style-name="T4"><draw:frame draw:style-name="fr2" draw:name="6" text:anchor-type="as-char" svg:y="-0.5992in" svg:width="2.8917in" svg:height="1.0189in" draw:z-index="18"><draw:object xlink:href="./Object 12" xlink:type="simple" xlink:show="embed" xlink:actuate="onLoad"/><draw:image xlink:href="./ObjectReplacements/Object 12" xlink:type="simple" xlink:show="embed" xlink:actuate="onLoad"/></draw:frame></text:span><text:span text:style-name="T4"><text:s text:c="8"/></text:span><text:span text:style-name="T21"><text:s/></text:span><text:span text:style-name="T21"><draw:frame draw:style-name="fr2" draw:name="7" text:anchor-type="as-char" svg:y="-0.3154in" svg:width="1.9201in" svg:height="0.5118in" draw:z-index="19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"/>
      <text:p text:style-name="P10"><text:soft-page-break/><text:span text:style-name="T4"><draw:frame draw:style-name="fr2" draw:name="8" text:anchor-type="as-char" svg:y="-0.5661in" svg:width="2.1102in" svg:height="0.9846in" draw:z-index="3"><draw:object xlink:href="./Object 16" xlink:type="simple" xlink:show="embed" xlink:actuate="onLoad"/><draw:image xlink:href="./ObjectReplacements/Object 16" xlink:type="simple" xlink:show="embed" xlink:actuate="onLoad"/></draw:frame></text:span><text:span text:style-name="T4"><text:s/>was originally added to H</text:span><text:span text:style-name="T19">6</text:span><text:span text:style-name="T4">. <text:s text:c="2"/></text:span></text:p>
      <text:p text:style-name="P10"><text:span text:style-name="T4">The vertices and tangents from the Cubic Triangulation define C</text:span><text:span text:style-name="T19">9</text:span><text:span text:style-name="T4">. <text:s/>The </text:span><text:span text:style-name="T4"><draw:frame draw:style-name="fr1" draw:name="9" text:anchor-type="as-char" svg:width="0.2563in" svg:height="0.211in" draw:z-index="6"><draw:object xlink:href="./Object 18" xlink:type="simple" xlink:show="embed" xlink:actuate="onLoad"/><draw:image xlink:href="./ObjectReplacements/Object 18" xlink:type="simple" xlink:show="embed" xlink:actuate="onLoad"/></draw:frame></text:span><text:span text:style-name="T4"><text:s/>are determined from </text:span><text:span text:style-name="T11">the interpolant to the perpendicular direction along the </text:span><text:span text:style-name="T4"><text:s/>edge and any domain triangle. </text:span><text:span text:style-name="T4"><draw:frame draw:style-name="fr1" draw:name="10" text:anchor-type="as-char" svg:width="0.0161in" svg:height="0.178in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4"><draw:frame draw:style-name="fr1" draw:name="11" text:anchor-type="as-char" svg:width="5.0071in" svg:height="0.8453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6"><draw:frame draw:style-name="fr2" draw:name="12" text:anchor-type="as-char" svg:y="-0.2693in" svg:width="1.0311in" svg:height="0.4429in" draw:z-index="22"><draw:object xlink:href="./Object 24" xlink:type="simple" xlink:show="embed" xlink:actuate="onLoad"/><draw:image xlink:href="./ObjectReplacements/Object 24" xlink:type="simple" xlink:show="embed" xlink:actuate="onLoad"/></draw:frame><text:tab/><draw:frame draw:style-name="fr3" draw:name="Object1" text:anchor-type="as-char" svg:y="-0.2689in" svg:width="0.8362in" svg:height="0.4425in" draw:z-index="23"><draw:object xlink:href="./Object 1" xlink:type="simple" xlink:show="embed" xlink:actuate="onLoad"/><draw:image xlink:href="./ObjectReplacements/Object 1" xlink:type="simple" xlink:show="embed" xlink:actuate="onLoad"/></draw:frame><text:tab/><text:tab/><text:span text:style-name="T3">e</text:span><text:span text:style-name="T18">i</text:span><text:span text:style-name="T3">=V</text:span><text:span text:style-name="T18">k</text:span><text:span text:style-name="T3">-V</text:span><text:span text:style-name="T18">j</text:span><text:span text:style-name="T3">.</text:span></text:p>
      <text:p text:style-name="P6"><text:tab/><draw:frame draw:style-name="fr3" draw:name="Object2" text:anchor-type="as-char" svg:y="-0.2689in" svg:width="0.7484in" svg:height="0.4425in" draw:z-index="25"><draw:object xlink:href="./Object 3" xlink:type="simple" xlink:show="embed" xlink:actuate="onLoad"/><draw:image xlink:href="./ObjectReplacements/Object 3" xlink:type="simple" xlink:show="embed" xlink:actuate="onLoad"/></draw:frame><text:span text:style-name="T2">=</text:span><text:span text:style-name="T3"> </text:span><text:span text:style-name="T3"><draw:frame draw:style-name="fr1" draw:name="13" text:anchor-type="as-char" svg:width="0.7453in" svg:height="0.4575in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3"><text:s/>is the n</text:span><text:span text:style-name="T14">th </text:span><text:span text:style-name="T3">altitude vector. </text:span></text:p>
      <text:p text:style-name="Standard"><draw:frame draw:style-name="fr2" draw:name="17" text:anchor-type="as-char" svg:y="-0.2909in" svg:width="0.8362in" svg:height="0.4866in" draw:z-index="27"><draw:object xlink:href="./Object 34" xlink:type="simple" xlink:show="embed" xlink:actuate="onLoad"/><draw:image xlink:href="./ObjectReplacements/Object 34" xlink:type="simple" xlink:show="embed" xlink:actuate="onLoad"/></draw:frame><text:span text:style-name="T32">=</text:span><draw:frame draw:style-name="fr3" draw:name="Object3" text:anchor-type="as-char" svg:y="-0.3165in" svg:width="4.0772in" svg:height="0.539in" draw:z-index="28"><draw:object xlink:href="./Object 5" xlink:type="simple" xlink:show="embed" xlink:actuate="onLoad"/><draw:image xlink:href="./ObjectReplacements/Object 5" xlink:type="simple" xlink:show="embed" xlink:actuate="onLoad"/></draw:frame></text:p>
      <text:p text:style-name="P7"><text:span text:style-name="T21">Let </text:span><text:span text:style-name="T21"><draw:frame draw:style-name="fr2" draw:name="19" text:anchor-type="as-char" svg:y="-0.2693in" svg:width="1.4311in" svg:height="0.4429in" draw:z-index="7"><draw:object xlink:href="./Object 38" xlink:type="simple" xlink:show="embed" xlink:actuate="onLoad"/><draw:image xlink:href="./ObjectReplacements/Object 38" xlink:type="simple" xlink:show="embed" xlink:actuate="onLoad"/></draw:frame></text:span><text:span text:style-name="T21"><text:s/>be the perpendicular to the i</text:span><text:span text:style-name="T15">th</text:span><text:span text:style-name="T21"> edge and let </text:span><text:span text:style-name="T21"><draw:frame draw:style-name="fr1" draw:name="20" text:anchor-type="as-char" svg:width="0.8165in" svg:height="0.4717in" draw:z-index="8"><draw:object xlink:href="./Object 40" xlink:type="simple" xlink:show="embed" xlink:actuate="onLoad"/><draw:image xlink:href="./ObjectReplacements/Object 40" xlink:type="simple" xlink:show="embed" xlink:actuate="onLoad"/></draw:frame></text:span><text:span text:style-name="T21">be the unit direction perpendicular. </text:span></text:p>
      <text:p text:style-name="P7"><text:span text:style-name="T22">(If </text:span><text:span text:style-name="T22"><draw:frame draw:style-name="fr3" draw:name="Object4" text:anchor-type="as-char" svg:y="-0.1484in" svg:width="0.4189in" svg:height="0.2091in" draw:z-index="29"><draw:object xlink:href="./Object 7" xlink:type="simple" xlink:show="embed" xlink:actuate="onLoad"/><draw:image xlink:href="./ObjectReplacements/Object 7" xlink:type="simple" xlink:show="embed" xlink:actuate="onLoad"/></draw:frame></text:span><text:span text:style-name="T22">is orthonormal then</text:span><text:span text:style-name="T21"> </text:span><text:span text:style-name="T21"><draw:frame draw:style-name="fr1" draw:name="21" text:anchor-type="as-char" svg:width="1.1098in" svg:height="0.4465in" draw:z-index="30"><draw:object xlink:href="./Object 42" xlink:type="simple" xlink:show="embed" xlink:actuate="onLoad"/><draw:image xlink:href="./ObjectReplacements/Object 42" xlink:type="simple" xlink:show="embed" xlink:actuate="onLoad"/></draw:frame></text:span><text:span text:style-name="T21">.</text:span><text:span text:style-name="T22">)</text:span></text:p>
      <text:p text:style-name="Standard"><text:span text:style-name="T23">L</text:span><text:span text:style-name="T21">inear interpolation: <text:s/></text:span><text:span text:style-name="T21"><draw:frame draw:style-name="fr2" draw:name="22" text:anchor-type="as-char" svg:y="-0.1598in" svg:width="1.3874in" svg:height="0.2201in" draw:z-index="16"><draw:object xlink:href="./Object 44" xlink:type="simple" xlink:show="embed" xlink:actuate="onLoad"/><draw:image xlink:href="./ObjectReplacements/Object 44" xlink:type="simple" xlink:show="embed" xlink:actuate="onLoad"/></draw:frame></text:span><text:span text:style-name="T21">.</text:span></text:p>
      <text:p text:style-name="Standard"><text:span text:style-name="T21"><text:s/></text:span><text:span text:style-name="T21"><draw:frame draw:style-name="fr1" draw:name="23" text:anchor-type="as-char" svg:width="4.3134in" svg:height="0.4862in" draw:z-index="24"><draw:object xlink:href="./Object 46" xlink:type="simple" xlink:show="embed" xlink:actuate="onLoad"/><draw:image xlink:href="./ObjectReplacements/Object 46" xlink:type="simple" xlink:show="embed" xlink:actuate="onLoad"/></draw:frame></text:span><text:span text:style-name="T21"><text:s/></text:span><text:span text:style-name="T21"><draw:frame draw:style-name="fr1" draw:name="24" text:anchor-type="as-char" svg:width="0.502in" svg:height="0.2193in" draw:z-index="31"><draw:object xlink:href="./Object 48" xlink:type="simple" xlink:show="embed" xlink:actuate="onLoad"/><draw:image xlink:href="./ObjectReplacements/Object 48" xlink:type="simple" xlink:show="embed" xlink:actuate="onLoad"/></draw:frame></text:span><text:span text:style-name="T21">.</text:span></text:p>
      <text:p text:style-name="P3"/>
      <text:p text:style-name="P8"><text:span text:style-name="T21">Evaluation at 1/3 and 2/3 completes </text:span><text:span text:style-name="T21"><draw:frame draw:style-name="fr1" draw:name="25" text:anchor-type="as-char" svg:width="0.2563in" svg:height="0.211in" draw:z-index="32"><draw:object xlink:href="./Object 50" xlink:type="simple" xlink:show="embed" xlink:actuate="onLoad"/><draw:image xlink:href="./ObjectReplacements/Object 50" xlink:type="simple" xlink:show="embed" xlink:actuate="onLoad"/></draw:frame></text:span><text:span text:style-name="T21"><text:s/>and </text:span><text:span text:style-name="T21"><draw:frame draw:style-name="fr1" draw:name="26" text:anchor-type="as-char" svg:width="0.2244in" svg:height="0.211in" draw:z-index="0"><draw:object xlink:href="./Object 52" xlink:type="simple" xlink:show="embed" xlink:actuate="onLoad"/><draw:image xlink:href="./ObjectReplacements/Object 52" xlink:type="simple" xlink:show="embed" xlink:actuate="onLoad"/></draw:frame></text:span><text:span text:style-name="T21">. <text:s/>Replacing <text:s/></text:span><text:span text:style-name="T21"><draw:frame draw:style-name="fr1" draw:name="27" text:anchor-type="as-char" svg:width="1.1244in" svg:height="0.2465in" draw:z-index="9"><draw:object xlink:href="./Object 54" xlink:type="simple" xlink:show="embed" xlink:actuate="onLoad"/><draw:image xlink:href="./ObjectReplacements/Object 54" xlink:type="simple" xlink:show="embed" xlink:actuate="onLoad"/></draw:frame></text:span><text:span text:style-name="T21">with </text:span><text:span text:style-name="T21"><draw:frame draw:style-name="fr1" draw:name="28" text:anchor-type="as-char" svg:width="3.1165in" svg:height="0.2465in" draw:z-index="10"><draw:object xlink:href="./Object 56" xlink:type="simple" xlink:show="embed" xlink:actuate="onLoad"/><draw:image xlink:href="./ObjectReplacements/Object 56" xlink:type="simple" xlink:show="embed" xlink:actuate="onLoad"/></draw:frame></text:span><text:span text:style-name="T21"><text:s/>, </text:span><text:span text:style-name="T23">the</text:span><text:span text:style-name="T21"> quadratic interpolant, defines the Barb,</text:span><text:span text:style-name="T21"><draw:frame draw:style-name="fr1" draw:name="29" text:anchor-type="as-char" svg:width="0.1535in" svg:height="0.211in" draw:z-index="11"><draw:object xlink:href="./Object 58" xlink:type="simple" xlink:show="embed" xlink:actuate="onLoad"/><draw:image xlink:href="./ObjectReplacements/Object 58" xlink:type="simple" xlink:show="embed" xlink:actuate="onLoad"/></draw:frame></text:span><text:span text:style-name="T21">, a mid-boundary vector. <text:s/></text:span><text:span text:style-name="T21"><draw:frame draw:style-name="fr1" draw:name="30" text:anchor-type="as-char" svg:width="0.1535in" svg:height="0.211in" draw:z-index="12"><draw:object xlink:href="./Object 60" xlink:type="simple" xlink:show="embed" xlink:actuate="onLoad"/><draw:image xlink:href="./ObjectReplacements/Object 60" xlink:type="simple" xlink:show="embed" xlink:actuate="onLoad"/></draw:frame></text:span><text:span text:style-name="T21"><text:s/>is arbitrary but may be defaulted to </text:span><text:span text:style-name="T21"><draw:frame draw:style-name="fr1" draw:name="31" text:anchor-type="as-char" svg:width="0.539in" svg:height="0.4134in" draw:z-index="13"><draw:object xlink:href="./Object 62" xlink:type="simple" xlink:show="embed" xlink:actuate="onLoad"/><draw:image xlink:href="./ObjectReplacements/Object 62" xlink:type="simple" xlink:show="embed" xlink:actuate="onLoad"/></draw:frame></text:span><text:span text:style-name="T21"><text:s/>for the </text:span><text:span text:style-name="T23">linear</text:span><text:span text:style-name="T21"> interpolant or may be modified for unit length or perpendicularity. Sharing </text:span><text:span text:style-name="T21"><draw:frame draw:style-name="fr1" draw:name="32" text:anchor-type="as-char" svg:width="0.1535in" svg:height="0.211in" draw:z-index="14"><draw:object xlink:href="./Object 64" xlink:type="simple" xlink:show="embed" xlink:actuate="onLoad"/><draw:image xlink:href="./ObjectReplacements/Object 64" xlink:type="simple" xlink:show="embed" xlink:actuate="onLoad"/></draw:frame></text:span><text:span text:style-name="T21"><text:s/>between patches maintains smoothness. </text:span><text:span text:style-name="T21"><draw:frame draw:style-name="fr1" draw:name="33" text:anchor-type="as-char" svg:width="0.3327in" svg:height="0.2362in" draw:z-index="15"><draw:object xlink:href="./Object 66" xlink:type="simple" xlink:show="embed" xlink:actuate="onLoad"/><draw:image xlink:href="./ObjectReplacements/Object 66" xlink:type="simple" xlink:show="embed" xlink:actuate="onLoad"/></draw:frame></text:span><text:span text:style-name="T21"><text:s/>controls the fullness or tension of the surfa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ubtitle" style:family="paragraph" style:parent-style-name="Heading" style:class="chapter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1:34:00</meta:creation-date>
    <meta:initial-creator>Frank</meta:initial-creator>
    <dc:language>en-US</dc:language>
    <dc:date>2018-05-08T16:06:50.221156291</dc:date>
    <meta:editing-cycles>12</meta:editing-cycles>
    <meta:editing-duration>P2DT22M15S</meta:editing-duration>
    <meta:generator>LibreOffice/6.0.3.2$Linux_X86_64 LibreOffice_project/8f48d515416608e3a835360314dac7e47fd0b821</meta:generator>
    <meta:document-statistic meta:table-count="0" meta:image-count="0" meta:object-count="33" meta:page-count="2" meta:paragraph-count="18" meta:word-count="395" meta:character-count="2532" meta:non-whitespace-character-count="207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frac>
        <mrow>
          <mi>∂</mi>
          <msub>
            <mi>b</mi>
            <mi>j</mi>
          </msub>
        </mrow>
        <mrow>
          <mi>∂</mi>
          <msub>
            <mi>b</mi>
            <mi>i</mi>
          </msub>
        </mrow>
      </mfrac>
      <mo stretchy="false">=</mo>
      <mfrac>
        <mrow>
          <msub>
            <mi>e</mi>
            <mi>j</mi>
          </msub>
          <mi>∙</mi>
          <msub>
            <mi>e</mi>
            <mi>i</mi>
          </msub>
        </mrow>
        <mrow>
          <msub>
            <mi>e</mi>
            <mi>i</mi>
          </msub>
          <mi>∙</mi>
          <msub>
            <mi>e</mi>
            <mi>i</mi>
          </msub>
        </mrow>
      </mfrac>
    </mrow>
    <annotation encoding="StarMath 5.0"> {∂ {b} rsub {j}} over {∂ {b} rsub {i}} = {{e} rsub {j} ∙ {e} rsub {i}} over {{e} rsub {i} ∙ {e} rsub {i}} </annotation>
  </semantics>
</math>
</file>

<file path=Object 10/content.xml><?xml version="1.0" encoding="utf-8"?>
<math xmlns="http://www.w3.org/1998/Math/MathML" display="block">
  <semantics>
    <mrow>
      <mo fence="true" stretchy="true">(</mo>
      <mrow>
        <mrow>
          <msub>
            <mi>V</mi>
            <mi>j</mi>
          </msub>
          <mi>−</mi>
          <msub>
            <mi>V</mi>
            <mi>i</mi>
          </msub>
        </mrow>
      </mrow>
      <mo fence="true" stretchy="true">)</mo>
    </mrow>
    <annotation encoding="StarMath 5.0">left ({V} rsub {j} − {V} rsub {i} right )</annotation>
  </semantics>
</math>
</file>

<file path=Object 12/content.xml><?xml version="1.0" encoding="utf-8"?>
<math xmlns="http://www.w3.org/1998/Math/MathML" display="block">
  <semantics>
    <mfrac>
      <mrow>
        <mfrac>
          <mrow>
            <mn>9</mn>
            <msub>
              <mi>b</mi>
              <mn>1</mn>
            </msub>
            <msub>
              <mi>b</mi>
              <mn>2</mn>
            </msub>
            <msub>
              <mi>b</mi>
              <mn>3</mn>
            </msub>
          </mrow>
          <mn>2</mn>
        </mfrac>
        <mrow>
          <mo fence="true" stretchy="true">{</mo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n>3</mn>
              </munderover>
              <mfrac>
                <mrow>
                  <mo fence="true" stretchy="true">(</mo>
                  <mrow>
                    <mrow>
                      <mrow>
                        <mo fence="true" stretchy="true">(</mo>
                        <mrow>
                          <mrow>
                            <mn>2</mn>
                            <msub>
                              <mi>b</mi>
                              <mi>k</mi>
                            </msub>
                            <mi>−</mi>
                            <msub>
                              <mi>b</mi>
                              <mi>j</mi>
                            </msub>
                          </mrow>
                        </mrow>
                        <mo fence="true" stretchy="true">)</mo>
                      </mrow>
                      <mrow>
                        <msub>
                          <mi>X</mi>
                          <mi mathvariant="italic">kj</mi>
                        </msub>
                        <mo stretchy="false">+</mo>
                        <mrow>
                          <mo fence="true" stretchy="true">(</mo>
                          <mrow>
                            <mrow>
                              <mn>2</mn>
                              <msub>
                                <mi>b</mi>
                                <mi>j</mi>
                              </msub>
                              <mi>−</mi>
                              <msub>
                                <mi>b</mi>
                                <mi>k</mi>
                              </msub>
                            </mrow>
                          </mrow>
                          <mo fence="true" stretchy="true">)</mo>
                        </mrow>
                      </mrow>
                      <msub>
                        <mi>X</mi>
                        <mi mathvariant="italic">jk</mi>
                      </msub>
                    </mrow>
                  </mrow>
                  <mo fence="true" stretchy="true">)</mo>
                </mrow>
                <msub>
                  <mi>b</mi>
                  <mi>i</mi>
                </msub>
              </mfrac>
            </mrow>
          </mrow>
          <mo fence="true" stretchy="true">}</mo>
        </mrow>
      </mrow>
      <mrow>
        <munderover>
          <mo stretchy="false">∑</mo>
          <mrow>
            <mi>i</mi>
            <mo stretchy="false">=</mo>
            <mn>1</mn>
          </mrow>
          <mn>3</mn>
        </munderover>
        <mfrac>
          <mn>1</mn>
          <msub>
            <mi>b</mi>
            <mi>i</mi>
          </msub>
        </mfrac>
      </mrow>
    </mfrac>
    <annotation encoding="StarMath 5.0">{{9 {b} rsub {1} {b} rsub {2} {b} rsub {3}} over {2} left lbrace sum from {i = 1} to {3} {{left (left (2 {b} rsub {k} − {b} rsub {j} right ) {X} rsub {kj} + left (2 {b} rsub {j} − {b} rsub {k} right ) {X} rsub {jk} right )} over {{b} rsub {i}}} right rbrace} over {sum from {i = 1} to {3} {{1} over {{b} rsub {i}}}} </annotation>
  </semantics>
</math>
</file>

<file path=Object 14/content.xml><?xml version="1.0" encoding="utf-8"?>
<math xmlns="http://www.w3.org/1998/Math/MathML" display="block">
  <semantics>
    <mrow>
      <msub>
        <mi>X</mi>
        <mi mathvariant="italic">jk</mi>
      </msub>
      <mo stretchy="false">=</mo>
      <msub>
        <mrow>
          <mrow>
            <mfrac>
              <mrow>
                <mi>∇</mi>
                <mrow>
                  <mo fence="true" stretchy="true">(</mo>
                  <mrow>
                    <mrow>
                      <mi>F</mi>
                      <mi>−</mi>
                      <msub>
                        <mi>C</mi>
                        <mn>9</mn>
                      </msub>
                    </mrow>
                  </mrow>
                  <mo fence="true" stretchy="true">)</mo>
                </mrow>
                <mi>∙</mi>
                <mi>∇</mi>
                <msub>
                  <mi>b</mi>
                  <mi>i</mi>
                </msub>
              </mrow>
              <mrow>
                <mi>∇</mi>
                <msub>
                  <mi>b</mi>
                  <mi>i</mi>
                </msub>
                <mi>∙</mi>
                <mi>∇</mi>
                <msub>
                  <mi>b</mi>
                  <mi>i</mi>
                </msub>
              </mrow>
            </mfrac>
          </mrow>
          <mo fence="true" stretchy="true">|</mo>
        </mrow>
        <mrow>
          <mrow>
            <mo fence="true" stretchy="true">(</mo>
            <mrow>
              <mrow>
                <mn>2</mn>
                <mrow>
                  <msub>
                    <mi>V</mi>
                    <mi>j</mi>
                  </msub>
                  <mo stretchy="false">+</mo>
                  <msub>
                    <mi>V</mi>
                    <mi>k</mi>
                  </msub>
                </mrow>
              </mrow>
            </mrow>
            <mo fence="true" stretchy="true">)</mo>
          </mrow>
          <mo stretchy="false">/</mo>
          <mn>3</mn>
        </mrow>
      </msub>
    </mrow>
    <annotation encoding="StarMath 5.0">X_{jk} =  {left none {∇ left (F − {C} rsub {9} right ) ∙ ∇ {b} rsub {i}} over {∇ {b} rsub {i} ∙ ∇ {b} rsub {i}} right rline} rsub {{left (2 {V} rsub {j} + {V} rsub {k} right )} / {3}}</annotation>
  </semantics>
</math>
</file>

<file path=Object 16/content.xml><?xml version="1.0" encoding="utf-8"?>
<math xmlns="http://www.w3.org/1998/Math/MathML" display="block">
  <semantics>
    <mrow>
      <msub>
        <mi>H</mi>
        <mi mathvariant="italic">crap</mi>
      </msub>
      <mo stretchy="false">=</mo>
      <mfrac>
        <mrow>
          <mfrac>
            <mrow>
              <mn>9</mn>
              <msub>
                <mi>b</mi>
                <mn>1</mn>
              </msub>
              <msub>
                <mi>b</mi>
                <mn>2</mn>
              </msub>
              <msub>
                <mi>b</mi>
                <mn>3</mn>
              </msub>
            </mrow>
            <mn>2</mn>
          </mfrac>
          <mrow>
            <mo fence="true" stretchy="true">{</mo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n>3</mn>
                </munderover>
                <mfrac>
                  <mrow>
                    <mo fence="true" stretchy="true">(</mo>
                    <mrow>
                      <mrow>
                        <msub>
                          <mi>X</mi>
                          <mi mathvariant="italic">kj</mi>
                        </msub>
                        <mo stretchy="false">+</mo>
                        <msub>
                          <mi>X</mi>
                          <mi mathvariant="italic">jk</mi>
                        </msub>
                      </mrow>
                    </mrow>
                    <mo fence="true" stretchy="true">)</mo>
                  </mrow>
                  <mn>2</mn>
                </mfrac>
              </mrow>
            </mrow>
            <mo fence="true" stretchy="true">}</mo>
          </mrow>
        </mrow>
        <mrow>
          <munderover>
            <mo stretchy="false">∑</mo>
            <mrow>
              <mi>i</mi>
              <mo stretchy="false">=</mo>
              <mn>1</mn>
            </mrow>
            <mn>3</mn>
          </munderover>
          <mfrac>
            <mn>1</mn>
            <msub>
              <mi>b</mi>
              <mi>i</mi>
            </msub>
          </mfrac>
        </mrow>
      </mfrac>
    </mrow>
    <annotation encoding="StarMath 5.0">H_{crap}=  {{9 {b} rsub {1} {b} rsub {2} {b} rsub {3}} over {2} left lbrace sum from {i = 1} to {3} {{left ({X} rsub {kj} + {X} rsub {jk} right )} over {2}} right rbrace} over {sum from {i = 1} to {3} {{1} over {{b} rsub {i}}}}</annotation>
  </semantics>
</math>
</file>

<file path=Object 18/content.xml><?xml version="1.0" encoding="utf-8"?>
<math xmlns="http://www.w3.org/1998/Math/MathML" display="block">
  <semantics>
    <msub>
      <mi>X</mi>
      <mi mathvariant="italic">jk</mi>
    </msub>
    <annotation encoding="StarMath 5.0">{X} rsub {jk}</annotation>
  </semantics>
</math>
</file>

<file path=Object 2/content.xml><?xml version="1.0" encoding="utf-8"?>
<math xmlns="http://www.w3.org/1998/Math/MathML" display="block">
  <semantics>
    <msub>
      <mi>C</mi>
      <mn>9</mn>
    </msub>
    <annotation encoding="StarMath 5.0">{C} rsub {9}</annotation>
  </semantics>
</math>
</file>

<file path=Object 20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sub>
        <mrow>
          <mrow>
            <mfrac>
              <mrow>
                <mi>∂</mi>
                <msub>
                  <mi>C</mi>
                  <mn>9</mn>
                </msub>
              </mrow>
              <mrow>
                <mi>∂</mi>
                <msub>
                  <mi>b</mi>
                  <mn>1</mn>
                </msub>
              </mrow>
            </mfrac>
          </mrow>
          <mo fence="true" stretchy="true">|</mo>
        </mrow>
        <mfrac>
          <mrow>
            <mo fence="true" stretchy="true">(</mo>
            <mrow>
              <mrow>
                <mn>2</mn>
                <mrow>
                  <msub>
                    <mi>V</mi>
                    <mn>2</mn>
                  </msub>
                  <mo stretchy="false">+</mo>
                  <msub>
                    <mi>V</mi>
                    <mn>3</mn>
                  </msub>
                </mrow>
              </mrow>
            </mrow>
            <mo fence="true" stretchy="true">)</mo>
          </mrow>
          <mn>3</mn>
        </mfrac>
      </msub>
      <mo stretchy="false">=</mo>
      <mrow>
        <mfrac>
          <mrow>
            <mn>4</mn>
            <mrow>
              <mo fence="true" stretchy="true">(</mo>
              <mrow>
                <mrow>
                  <mfrac>
                    <mrow>
                      <mi>∂</mi>
                      <msub>
                        <mi>b</mi>
                        <mn>2</mn>
                      </msub>
                    </mrow>
                    <mrow>
                      <mi>∂</mi>
                      <msub>
                        <mi>b</mi>
                        <mn>1</mn>
                      </msub>
                    </mrow>
                  </mfrac>
                  <mrow>
                    <msub>
                      <mi>F</mi>
                      <mn>2</mn>
                    </msub>
                    <mo stretchy="false">+</mo>
                    <mfrac>
                      <mrow>
                        <mi>∂</mi>
                        <msub>
                          <mi>b</mi>
                          <mn>3</mn>
                        </msub>
                      </mrow>
                      <mrow>
                        <mi>∂</mi>
                        <msub>
                          <mi>b</mi>
                          <mn>1</mn>
                        </msub>
                      </mrow>
                    </mfrac>
                  </mrow>
                  <msub>
                    <mi>F</mi>
                    <mn>3</mn>
                  </msub>
                </mrow>
              </mrow>
              <mo fence="true" stretchy="true">)</mo>
            </mrow>
          </mrow>
          <mn>3</mn>
        </mfrac>
        <mo stretchy="false">+</mo>
        <mfrac>
          <mrow>
            <mo fence="true" stretchy="true">(</mo>
            <mrow>
              <mrow>
                <mrow>
                  <msub>
                    <mrow>
                      <mn>4</mn>
                      <mi>T</mi>
                    </mrow>
                    <mn>21</mn>
                  </msub>
                  <mo stretchy="false">+</mo>
                  <msub>
                    <mi>T</mi>
                    <mn>31</mn>
                  </msub>
                </mrow>
                <mi>−</mi>
                <mn>4</mn>
                <mrow>
                  <msub>
                    <mi>T</mi>
                    <mn>23</mn>
                  </msub>
                  <mo stretchy="false">+</mo>
                  <mrow>
                    <mo fence="true" stretchy="true">(</mo>
                    <mrow>
                      <mrow>
                        <mn>3</mn>
                        <mfrac>
                          <mrow>
                            <mi>∂</mi>
                            <msub>
                              <mi>b</mi>
                              <mn>3</mn>
                            </msub>
                          </mrow>
                          <mrow>
                            <mi>∂</mi>
                            <msub>
                              <mi>b</mi>
                              <mn>1</mn>
                            </msub>
                          </mrow>
                        </mfrac>
                        <mi>−</mi>
                        <mn>1</mn>
                      </mrow>
                    </mrow>
                    <mo fence="true" stretchy="true">)</mo>
                  </mrow>
                </mrow>
                <msub>
                  <mi>T</mi>
                  <mn>32</mn>
                </msub>
              </mrow>
            </mrow>
            <mo fence="true" stretchy="true">)</mo>
          </mrow>
          <mn>9</mn>
        </mfrac>
      </mrow>
    </mrow>
    <annotation encoding="StarMath 5.0">{left none {∂ {C} rsub {9}} over {∂ {b} rsub {1}} right rline} rsub {{left (2 {V} rsub {2} + {V} rsub {3} right )} over {3}} = {4 left ({∂ {b} rsub {2}} over {∂ {b} rsub {1}} {F} rsub {2} + {∂ {b} rsub {3}} over {∂ {b} rsub {1}} {F} rsub {3} right )} over {3} + {left ({4 T} rsub {21} + {T} rsub {31} − 4 {T} rsub {23} + left (3 {∂ {b} rsub {3}} over {∂ {b} rsub {1}} − 1 right ) {T} rsub {32} right )} over {9}</annotation>
  </semantics>
</math>
</file>

<file path=Object 24/content.xml><?xml version="1.0" encoding="utf-8"?>
<math xmlns="http://www.w3.org/1998/Math/MathML" display="block">
  <semantics>
    <mrow>
      <mfrac>
        <mrow>
          <mi>∂</mi>
          <mi>F</mi>
        </mrow>
        <mrow>
          <mi>∂</mi>
          <msub>
            <mi>b</mi>
            <mi>i</mi>
          </msub>
        </mrow>
      </mfrac>
      <mi>≡</mi>
      <mfrac>
        <mrow>
          <mi>∇</mi>
          <mi>F</mi>
          <mi>∙</mi>
          <mi>∇</mi>
          <msub>
            <mi>b</mi>
            <mi>i</mi>
          </msub>
        </mrow>
        <mrow>
          <mi>∇</mi>
          <msub>
            <mi>b</mi>
            <mi>i</mi>
          </msub>
          <mi>∙</mi>
          <mi>∇</mi>
          <msub>
            <mi>b</mi>
            <mi>i</mi>
          </msub>
        </mrow>
      </mfrac>
    </mrow>
    <annotation encoding="StarMath 5.0">{∂ F} over {∂ {b} rsub {i}} ≡ {∇ F ∙ ∇ {b} rsub {i}} over {∇ {b} rsub {i} ∙ ∇ {b} rsub {i}}   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n>3</mn>
        </munderover>
        <mfrac>
          <mrow>
            <mi>∂</mi>
            <msub>
              <mi>b</mi>
              <mi>i</mi>
            </msub>
          </mrow>
          <mrow>
            <mi>∂</mi>
            <msub>
              <mi>b</mi>
              <mi>n</mi>
            </msub>
          </mrow>
        </mfrac>
      </mrow>
      <msub>
        <mi>V</mi>
        <mi>i</mi>
      </msub>
    </mrow>
    <annotation encoding="StarMath 5.0">sum from {i = 1} to {3} {{∂ {b} rsub {i}} over {∂ {b} rsub {n}}} {V} rsub {i}</annotation>
  </semantics>
</math>
</file>

<file path=Object 3/content.xml><?xml version="1.0" encoding="utf-8"?>
<math xmlns="http://www.w3.org/1998/Math/MathML" display="block">
  <semantics>
    <mfrac>
      <mrow>
        <mi>∇</mi>
        <msub>
          <mi>b</mi>
          <mi>n</mi>
        </msub>
      </mrow>
      <mrow>
        <mi>∇</mi>
        <msub>
          <mi>b</mi>
          <mi>n</mi>
        </msub>
        <mi>∙</mi>
        <mi>∇</mi>
        <msub>
          <mi>b</mi>
          <mi>n</mi>
        </msub>
      </mrow>
    </mfrac>
    <annotation encoding="StarMath 5.0">{∇ {b} rsub {n}} over {∇ {b} rsub {n} ∙ ∇ {b} rsub {n}}</annotation>
  </semantics>
</math>
</file>

<file path=Object 34/content.xml><?xml version="1.0" encoding="utf-8"?>
<math xmlns="http://www.w3.org/1998/Math/MathML" display="block">
  <semantics>
    <msub>
      <mrow>
        <mrow>
          <mfrac>
            <mrow>
              <mi>∂</mi>
              <msub>
                <mi>C</mi>
                <mn>9</mn>
              </msub>
            </mrow>
            <mrow>
              <mi>∂</mi>
              <msub>
                <mi>b</mi>
                <mn>1</mn>
              </msub>
            </mrow>
          </mfrac>
        </mrow>
        <mo fence="true" stretchy="true">|</mo>
      </mrow>
      <mrow>
        <mrow>
          <mo fence="true" stretchy="true">(</mo>
          <mrow>
            <mrow>
              <mn>2</mn>
              <mrow>
                <msub>
                  <mi>V</mi>
                  <mn>2</mn>
                </msub>
                <mo stretchy="false">+</mo>
                <msub>
                  <mi>V</mi>
                  <mn>3</mn>
                </msub>
              </mrow>
            </mrow>
          </mrow>
          <mo fence="true" stretchy="true">)</mo>
        </mrow>
        <mo stretchy="false">/</mo>
        <mn>3</mn>
      </mrow>
    </msub>
    <annotation encoding="StarMath 5.0">{left none {∂ {C} rsub {9}} over {∂ {b} rsub {1}} right rline} rsub {{left (2 {V} rsub {2} + {V} rsub {3} right )} / {3}} </annotation>
  </semantics>
</math>
</file>

<file path=Object 38/content.xml><?xml version="1.0" encoding="utf-8"?>
<math xmlns="http://www.w3.org/1998/Math/MathML" display="block">
  <semantics>
    <mrow>
      <mrow>
        <msub>
          <mi>N</mi>
          <mi mathvariant="italic">jk</mi>
        </msub>
        <mo stretchy="false">=</mo>
        <mrow>
          <msub>
            <mi>T</mi>
            <mi mathvariant="italic">jk</mi>
          </msub>
          <mo stretchy="false">−</mo>
          <msub>
            <mi>T</mi>
            <mi mathvariant="italic">ji</mi>
          </msub>
        </mrow>
      </mrow>
      <mfrac>
        <mrow>
          <msub>
            <mi>T</mi>
            <mi mathvariant="italic">ji</mi>
          </msub>
          <mi>∙</mi>
          <msub>
            <mi>T</mi>
            <mi mathvariant="italic">jk</mi>
          </msub>
        </mrow>
        <mrow>
          <msub>
            <mi>T</mi>
            <mi mathvariant="italic">jk</mi>
          </msub>
          <mi>∙</mi>
          <msub>
            <mi>T</mi>
            <mi mathvariant="italic">jk</mi>
          </msub>
        </mrow>
      </mfrac>
    </mrow>
    <annotation encoding="StarMath 5.0">{N} rsub {jk} = {T} rsub {jk}-{T} rsub {ji}{{T} rsub {ji} ∙ {T} rsub {jk}} over {{T} rsub {jk} ∙ {T} rsub {jk}}</annotation>
  </semantics>
</math>
</file>

<file path=Object 4/content.xml><?xml version="1.0" encoding="utf-8"?>
<math xmlns="http://www.w3.org/1998/Math/MathML" display="block">
  <semantics>
    <mrow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n>3</mn>
          </munderover>
          <msub>
            <mi>b</mi>
            <mi>i</mi>
          </msub>
        </mrow>
      </mrow>
      <msub>
        <mi>V</mi>
        <mi>i</mi>
      </msub>
    </mrow>
    <annotation encoding="StarMath 5.0">left (x , y right ) = sum from {i = 1} to {3} {{b} rsub {i}} {V} rsub {i}</annotation>
  </semantics>
</math>
</file>

<file path=Object 40/content.xml><?xml version="1.0" encoding="utf-8"?>
<math xmlns="http://www.w3.org/1998/Math/MathML" display="block">
  <semantics>
    <mrow>
      <msub>
        <mi>n</mi>
        <mi mathvariant="italic">jk</mi>
      </msub>
      <mo stretchy="false">=</mo>
      <mfrac>
        <msub>
          <mi>N</mi>
          <mi mathvariant="italic">jk</mi>
        </msub>
        <mrow>
          <mo fence="true" stretchy="true">‖</mo>
          <mrow>
            <msub>
              <mi>N</mi>
              <mi mathvariant="italic">jk</mi>
            </msub>
          </mrow>
          <mo fence="true" stretchy="true">‖</mo>
        </mrow>
      </mfrac>
    </mrow>
    <annotation encoding="StarMath 5.0">{n} rsub {jk} = {{N} rsub {jk}} over {left ldline {N} rsub {jk} right rdline}</annotation>
  </semantics>
</math>
</file>

<file path=Object 42/content.xml><?xml version="1.0" encoding="utf-8"?>
<math xmlns="http://www.w3.org/1998/Math/MathML" display="block">
  <semantics>
    <mrow>
      <msub>
        <mi>N</mi>
        <mi mathvariant="italic">jk</mi>
      </msub>
      <mo stretchy="false">=</mo>
      <mfrac>
        <mrow>
          <mi>∇</mi>
          <msub>
            <mi>F</mi>
            <mi>j</mi>
          </msub>
          <mi>∇</mi>
          <msub>
            <mi>b</mi>
            <mi>i</mi>
          </msub>
        </mrow>
        <mrow>
          <mi>∇</mi>
          <msub>
            <mi>b</mi>
            <mi>i</mi>
          </msub>
          <mi>∙</mi>
          <mi>∇</mi>
          <msub>
            <mi>b</mi>
            <mi>i</mi>
          </msub>
        </mrow>
      </mfrac>
    </mrow>
    <annotation encoding="StarMath 5.0">{N} rsub {jk} = {∇ {F} rsub {j} ∇ {b} rsub {i}} over {∇ {b} rsub {i} ∙ ∇ {b} rsub {i}}</annotation>
  </semantics>
</math>
</file>

<file path=Object 44/content.xml><?xml version="1.0" encoding="utf-8"?>
<math xmlns="http://www.w3.org/1998/Math/MathML" display="block">
  <semantics>
    <mrow>
      <mi>n</mi>
      <mrow>
        <mrow>
          <mo fence="true" stretchy="false">(</mo>
          <mrow>
            <mi>s</mi>
          </mrow>
          <mo fence="true" stretchy="false">)</mo>
        </mrow>
        <mo stretchy="false">=</mo>
        <mrow>
          <mo fence="true" stretchy="true">(</mo>
          <mrow>
            <mrow>
              <mn>1</mn>
              <mi>−</mi>
              <mi>s</mi>
            </mrow>
          </mrow>
          <mo fence="true" stretchy="true">)</mo>
        </mrow>
      </mrow>
      <mrow>
        <msub>
          <mi>n</mi>
          <mi mathvariant="italic">jk</mi>
        </msub>
        <mo stretchy="false">+</mo>
        <mi>s</mi>
      </mrow>
      <msub>
        <mi>n</mi>
        <mi mathvariant="italic">kj</mi>
      </msub>
    </mrow>
    <annotation encoding="StarMath 5.0">n(s)=left (1 − s right ) {n} rsub {jk} + s {n} rsub {kj}</annotation>
  </semantics>
</math>
</file>

<file path=Object 46/content.xml><?xml version="1.0" encoding="utf-8"?>
<math xmlns="http://www.w3.org/1998/Math/MathML" display="block">
  <semantics>
    <mrow>
      <mrow>
        <msub>
          <mrow>
            <mrow>
              <mfrac>
                <mrow>
                  <mi>∇</mi>
                  <mi>F</mi>
                  <mi>∇</mi>
                  <msub>
                    <mi>b</mi>
                    <mi>i</mi>
                  </msub>
                </mrow>
                <mrow>
                  <mi>∇</mi>
                  <msub>
                    <mi>b</mi>
                    <mi>i</mi>
                  </msub>
                  <mi>∙</mi>
                  <mi>∇</mi>
                  <msub>
                    <mi>b</mi>
                    <mi>i</mi>
                  </msub>
                </mrow>
              </mfrac>
            </mrow>
            <mo fence="true" stretchy="true">|</mo>
          </mrow>
          <mrow>
            <mo fence="true" stretchy="true">(</mo>
            <mrow>
              <mrow>
                <mrow>
                  <mo fence="true" stretchy="true">(</mo>
                  <mrow>
                    <mrow>
                      <mn>1</mn>
                      <mi>−</mi>
                      <mi>s</mi>
                    </mrow>
                  </mrow>
                  <mo fence="true" stretchy="true">)</mo>
                </mrow>
                <mrow>
                  <msub>
                    <mi>V</mi>
                    <mi>j</mi>
                  </msub>
                  <mo stretchy="false">+</mo>
                  <mi>s</mi>
                </mrow>
                <msub>
                  <mi>V</mi>
                  <mi>k</mi>
                </msub>
              </mrow>
            </mrow>
            <mo fence="true" stretchy="true">)</mo>
          </mrow>
        </msub>
        <mo stretchy="false">=</mo>
        <mrow>
          <mo fence="true" stretchy="true">(</mo>
          <mrow>
            <mrow>
              <mrow>
                <mo fence="true" stretchy="true">(</mo>
                <mrow>
                  <mrow>
                    <mn>1</mn>
                    <mi>−</mi>
                    <mi>s</mi>
                  </mrow>
                </mrow>
                <mo fence="true" stretchy="true">)</mo>
              </mrow>
              <mrow>
                <msub>
                  <mi>n</mi>
                  <mi mathvariant="italic">jk</mi>
                </msub>
                <mo stretchy="false">+</mo>
                <mi>s</mi>
              </mrow>
              <msub>
                <mi>n</mi>
                <mi mathvariant="italic">kj</mi>
              </msub>
            </mrow>
          </mrow>
          <mo fence="true" stretchy="true">)</mo>
        </mrow>
      </mrow>
      <mrow>
        <mo fence="true" stretchy="true">(</mo>
        <mrow>
          <mrow>
            <mrow>
              <mo fence="true" stretchy="true">(</mo>
              <mrow>
                <mrow>
                  <mn>1</mn>
                  <mi>−</mi>
                  <mi>s</mi>
                </mrow>
              </mrow>
              <mo fence="true" stretchy="true">)</mo>
            </mrow>
            <mrow>
              <mrow>
                <mo fence="true" stretchy="true">‖</mo>
                <mrow>
                  <msub>
                    <mi>N</mi>
                    <mi mathvariant="italic">jk</mi>
                  </msub>
                </mrow>
                <mo fence="true" stretchy="true">‖</mo>
              </mrow>
              <mo stretchy="false">+</mo>
              <mi>s</mi>
            </mrow>
            <mrow>
              <mo fence="true" stretchy="true">‖</mo>
              <mrow>
                <msub>
                  <mi>N</mi>
                  <mi mathvariant="italic">jk</mi>
                </msub>
              </mrow>
              <mo fence="true" stretchy="true">‖</mo>
            </mrow>
          </mrow>
        </mrow>
        <mo fence="true" stretchy="true">)</mo>
      </mrow>
    </mrow>
    <annotation encoding="StarMath 5.0">{left none {∇ F ∇ {b} rsub {i}} over {∇ {b} rsub {i} ∙ ∇ {b} rsub {i}} right rline} rsub {left (left (1 − s right ) {V} rsub {j} + s {V} rsub {k} right )} = left (left (1 − s right ) {n} rsub {jk} + s {n} rsub {kj} right ) left (left (1 − s right ) left ldline {N} rsub {jk} right rdline + s left ldline {N} rsub {jk} right rdline right )</annotation>
  </semantics>
</math>
</file>

<file path=Object 48/content.xml><?xml version="1.0" encoding="utf-8"?>
<math xmlns="http://www.w3.org/1998/Math/MathML" display="block">
  <semantics>
    <mrow>
      <mi>≡</mi>
      <msub>
        <mi>X</mi>
        <mi>i</mi>
      </msub>
      <mrow>
        <mo fence="true" stretchy="true">(</mo>
        <mrow>
          <mi>s</mi>
        </mrow>
        <mo fence="true" stretchy="true">)</mo>
      </mrow>
    </mrow>
    <annotation encoding="StarMath 5.0">≡ {X} rsub {i} left (s right )</annotation>
  </semantics>
</math>
</file>

<file path=Object 5/content.xml><?xml version="1.0" encoding="utf-8"?>
<math xmlns="http://www.w3.org/1998/Math/MathML" display="block">
  <semantics>
    <mrow>
      <mrow>
        <mn>4</mn>
        <mo stretchy="false">/</mo>
        <mn>3</mn>
      </mrow>
      <mrow>
        <mrow>
          <mo fence="true" stretchy="true">(</mo>
          <mrow>
            <mrow>
              <mfrac>
                <mrow>
                  <mi>∂</mi>
                  <msub>
                    <mi>b</mi>
                    <mn>2</mn>
                  </msub>
                </mrow>
                <mrow>
                  <mi>∂</mi>
                  <msub>
                    <mi>b</mi>
                    <mn>1</mn>
                  </msub>
                </mrow>
              </mfrac>
              <mrow>
                <msub>
                  <mi>F</mi>
                  <mn>2</mn>
                </msub>
                <mo stretchy="false">+</mo>
                <mfrac>
                  <mrow>
                    <mi>∂</mi>
                    <msub>
                      <mi>b</mi>
                      <mn>3</mn>
                    </msub>
                  </mrow>
                  <mrow>
                    <mi>∂</mi>
                    <msub>
                      <mi>b</mi>
                      <mn>1</mn>
                    </msub>
                  </mrow>
                </mfrac>
              </mrow>
              <msub>
                <mi>F</mi>
                <mn>3</mn>
              </msub>
            </mrow>
          </mrow>
          <mo fence="true" stretchy="true">)</mo>
        </mrow>
        <mo stretchy="false">+</mo>
        <mrow>
          <mrow>
            <mo fence="true" stretchy="true">(</mo>
            <mrow>
              <mrow>
                <mrow>
                  <msub>
                    <mrow>
                      <mn>4</mn>
                      <mi>T</mi>
                    </mrow>
                    <mn>21</mn>
                  </msub>
                  <mo stretchy="false">+</mo>
                  <msub>
                    <mi>T</mi>
                    <mn>31</mn>
                  </msub>
                </mrow>
                <mi>−</mi>
                <mn>4</mn>
                <mrow>
                  <msub>
                    <mi>T</mi>
                    <mn>23</mn>
                  </msub>
                  <mo stretchy="false">+</mo>
                  <mrow>
                    <mo fence="true" stretchy="true">(</mo>
                    <mrow>
                      <mrow>
                        <mn>3</mn>
                        <mfrac>
                          <mrow>
                            <mi>∂</mi>
                            <msub>
                              <mi>b</mi>
                              <mn>3</mn>
                            </msub>
                          </mrow>
                          <mrow>
                            <mi>∂</mi>
                            <msub>
                              <mi>b</mi>
                              <mn>1</mn>
                            </msub>
                          </mrow>
                        </mfrac>
                        <mi>−</mi>
                        <mn>1</mn>
                      </mrow>
                    </mrow>
                    <mo fence="true" stretchy="true">)</mo>
                  </mrow>
                </mrow>
                <msub>
                  <mi>T</mi>
                  <mn>32</mn>
                </msub>
              </mrow>
            </mrow>
            <mo fence="true" stretchy="true">)</mo>
          </mrow>
          <mo stretchy="false">/</mo>
          <mn>9</mn>
        </mrow>
      </mrow>
    </mrow>
    <annotation encoding="StarMath 5.0">{4} / {3} left ({∂ {b} rsub {2}} over {∂ {b} rsub {1}} {F} rsub {2} + {∂ {b} rsub {3}} over {∂ {b} rsub {1}} {F} rsub {3} right ) + {left ({4 T} rsub {21} + {T} rsub {31} − 4 {T} rsub {23} + left (3 {∂ {b} rsub {3}} over {∂ {b} rsub {1}} − 1 right ) {T} rsub {32} right )} / {9}</annotation>
  </semantics>
</math>
</file>

<file path=Object 50/content.xml><?xml version="1.0" encoding="utf-8"?>
<math xmlns="http://www.w3.org/1998/Math/MathML" display="block">
  <semantics>
    <msub>
      <mi>X</mi>
      <mi mathvariant="italic">jk</mi>
    </msub>
    <annotation encoding="StarMath 5.0">{X} rsub {jk}</annotation>
  </semantics>
</math>
</file>

<file path=Object 52/content.xml><?xml version="1.0" encoding="utf-8"?>
<math xmlns="http://www.w3.org/1998/Math/MathML" display="block">
  <semantics>
    <msub>
      <mi>X</mi>
      <mi mathvariant="italic">kj</mi>
    </msub>
    <annotation encoding="StarMath 5.0">{X} rsub {kj}</annotation>
  </semantics>
</math>
</file>

<file path=Object 54/content.xml><?xml version="1.0" encoding="utf-8"?>
<math xmlns="http://www.w3.org/1998/Math/MathML" display="block">
  <semantics>
    <mrow>
      <mo fence="true" stretchy="true">(</mo>
      <mrow>
        <mrow>
          <mrow>
            <mo fence="true" stretchy="true">(</mo>
            <mrow>
              <mrow>
                <mn>1</mn>
                <mi>−</mi>
                <mi>s</mi>
              </mrow>
            </mrow>
            <mo fence="true" stretchy="true">)</mo>
          </mrow>
          <mrow>
            <msub>
              <mi>n</mi>
              <mi mathvariant="italic">jk</mi>
            </msub>
            <mo stretchy="false">+</mo>
            <mi>s</mi>
          </mrow>
          <msub>
            <mi>n</mi>
            <mi mathvariant="italic">kj</mi>
          </msub>
        </mrow>
      </mrow>
      <mo fence="true" stretchy="true">)</mo>
    </mrow>
    <annotation encoding="StarMath 5.0">left (left (1 − s right ) {n} rsub {jk} + s {n} rsub {kj} right )</annotation>
  </semantics>
</math>
</file>

<file path=Object 56/content.xml><?xml version="1.0" encoding="utf-8"?>
<math xmlns="http://www.w3.org/1998/Math/MathML" display="block">
  <semantics>
    <mrow>
      <mo fence="true" stretchy="true">(</mo>
      <mrow>
        <mrow>
          <mrow>
            <mo fence="true" stretchy="true">(</mo>
            <mrow>
              <mrow>
                <mn>1</mn>
                <mi>−</mi>
                <mi>s</mi>
              </mrow>
            </mrow>
            <mo fence="true" stretchy="true">)</mo>
          </mrow>
          <mrow>
            <mo fence="true" stretchy="true">(</mo>
            <mrow>
              <mrow>
                <mn>1</mn>
                <mi>−</mi>
                <mn>2</mn>
                <mi>s</mi>
              </mrow>
            </mrow>
            <mo fence="true" stretchy="true">)</mo>
          </mrow>
          <mrow>
            <msub>
              <mi>n</mi>
              <mi mathvariant="italic">jk</mi>
            </msub>
            <mo stretchy="false">+</mo>
            <mn>4</mn>
          </mrow>
          <mi>s</mi>
          <mrow>
            <mo fence="true" stretchy="true">(</mo>
            <mrow>
              <mrow>
                <mn>1</mn>
                <mi>−</mi>
                <mi>s</mi>
              </mrow>
            </mrow>
            <mo fence="true" stretchy="true">)</mo>
          </mrow>
          <mrow>
            <msub>
              <mi>B</mi>
              <mi>i</mi>
            </msub>
            <mo stretchy="false">+</mo>
            <mrow>
              <mo fence="true" stretchy="true">(</mo>
              <mrow>
                <mrow>
                  <mn>2</mn>
                  <mi>s</mi>
                  <mi>−</mi>
                  <mn>1</mn>
                </mrow>
              </mrow>
              <mo fence="true" stretchy="true">)</mo>
            </mrow>
          </mrow>
          <mi>s</mi>
          <msub>
            <mi>n</mi>
            <mi mathvariant="italic">kj</mi>
          </msub>
        </mrow>
      </mrow>
      <mo fence="true" stretchy="true">)</mo>
    </mrow>
    <annotation encoding="StarMath 5.0">left (left (1 − s right ) left (1 − 2 s right ) {n} rsub {jk} + 4 s left (1 − s right ) {B} rsub {i} + left (2 s − 1 right ) s {n} rsub {kj} right )</annotation>
  </semantics>
</math>
</file>

<file path=Object 58/content.xml><?xml version="1.0" encoding="utf-8"?>
<math xmlns="http://www.w3.org/1998/Math/MathML" display="block">
  <semantics>
    <msub>
      <mi>B</mi>
      <mi>i</mi>
    </msub>
    <annotation encoding="StarMath 5.0">{B} rsub {i}</annotation>
  </semantics>
</math>
</file>

<file path=Object 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n>3</mn>
      </munderover>
      <mrow>
        <msubsup>
          <mi>b</mi>
          <mi>i</mi>
          <mn>2</mn>
        </msubsup>
        <mrow>
          <mo fence="true" stretchy="true">(</mo>
          <mrow>
            <mrow>
              <mrow>
                <msub>
                  <mrow>
                    <mrow>
                      <mo fence="true" stretchy="true">(</mo>
                      <mrow>
                        <mrow>
                          <mn>3</mn>
                          <mi>−</mi>
                          <mn>2</mn>
                          <msub>
                            <mi>b</mi>
                            <mi>i</mi>
                          </msub>
                        </mrow>
                      </mrow>
                      <mo fence="true" stretchy="true">)</mo>
                    </mrow>
                    <mi>F</mi>
                  </mrow>
                  <mi>i</mi>
                </msub>
                <mo stretchy="false">+</mo>
                <msub>
                  <mi>b</mi>
                  <mi>j</mi>
                </msub>
              </mrow>
              <mrow>
                <msub>
                  <mi>T</mi>
                  <mi mathvariant="italic">ij</mi>
                </msub>
                <mo stretchy="false">+</mo>
                <msub>
                  <mi>b</mi>
                  <mi>k</mi>
                </msub>
              </mrow>
              <msub>
                <mi>T</mi>
                <mi mathvariant="italic">ik</mi>
              </msub>
            </mrow>
          </mrow>
          <mo fence="true" stretchy="true">)</mo>
        </mrow>
      </mrow>
    </mrow>
    <annotation encoding="StarMath 5.0">sum from {i = 1} to {3} {{b} rsub {i} rsup {2} left ({left (3 − 2 {b} rsub {i} right ) F} rsub {i} + {b} rsub {j} {T} rsub {ij} + {b} rsub {k} {T} rsub {ik} right )}</annotation>
  </semantics>
</math>
</file>

<file path=Object 60/content.xml><?xml version="1.0" encoding="utf-8"?>
<math xmlns="http://www.w3.org/1998/Math/MathML" display="block">
  <semantics>
    <msub>
      <mi>B</mi>
      <mi>i</mi>
    </msub>
    <annotation encoding="StarMath 5.0">{B} rsub {i}</annotation>
  </semantics>
</math>
</file>

<file path=Object 62/content.xml><?xml version="1.0" encoding="utf-8"?>
<math xmlns="http://www.w3.org/1998/Math/MathML" display="block">
  <semantics>
    <mfrac>
      <mrow>
        <msub>
          <mi>n</mi>
          <mi mathvariant="italic">jk</mi>
        </msub>
        <mo stretchy="false">+</mo>
        <msub>
          <mi>n</mi>
          <mi mathvariant="italic">kj</mi>
        </msub>
      </mrow>
      <mn>2</mn>
    </mfrac>
    <annotation encoding="StarMath 5.0">{{n} rsub {jk} + {n} rsub {kj}} over {2}</annotation>
  </semantics>
</math>
</file>

<file path=Object 64/content.xml><?xml version="1.0" encoding="utf-8"?>
<math xmlns="http://www.w3.org/1998/Math/MathML" display="block">
  <semantics>
    <msub>
      <mi>B</mi>
      <mi>i</mi>
    </msub>
    <annotation encoding="StarMath 5.0">{B} rsub {i}</annotation>
  </semantics>
</math>
</file>

<file path=Object 66/content.xml><?xml version="1.0" encoding="utf-8"?>
<math xmlns="http://www.w3.org/1998/Math/MathML" display="block">
  <semantics>
    <mrow>
      <mo fence="true" stretchy="true">‖</mo>
      <mrow>
        <msub>
          <mi>B</mi>
          <mi>i</mi>
        </msub>
      </mrow>
      <mo fence="true" stretchy="true">‖</mo>
    </mrow>
    <annotation encoding="StarMath 5.0">left ldline {B} rsub {i} right rdline</annotation>
  </semantics>
</math>
</file>

<file path=Object 7/content.xml><?xml version="1.0" encoding="utf-8"?>
<math xmlns="http://www.w3.org/1998/Math/MathML" display="block">
  <semantics>
    <mrow>
      <mo stretchy="false">∇</mo>
      <msub>
        <mi>F</mi>
        <mi>j</mi>
      </msub>
    </mrow>
    <annotation encoding="StarMath 5.0">nabla F_{j}</annotation>
  </semantics>
</math>
</file>

<file path=Object 8/content.xml><?xml version="1.0" encoding="utf-8"?>
<math xmlns="http://www.w3.org/1998/Math/MathML" display="block">
  <semantics>
    <mrow>
      <mrow>
        <msub>
          <mi>T</mi>
          <mi mathvariant="italic">ij</mi>
        </msub>
        <mo stretchy="false">=</mo>
        <mi>∇</mi>
      </mrow>
      <msub>
        <mi>F</mi>
        <mi>i</mi>
      </msub>
    </mrow>
    <annotation encoding="StarMath 5.0">{T} rsub {ij} = ∇ {F} rsub {i}</annotation>
  </semantics>
</math>
</file>